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880" calcext:value-type="float">
            <text:p>880</text:p>
          </table:table-cell>
          <table:table-cell office:value-type="float" office:value="1356" calcext:value-type="float">
            <text:p>1356</text:p>
          </table:table-cell>
          <table:table-cell office:value-type="float" office:value="1828" calcext:value-type="float">
            <text:p>1828</text:p>
          </table:table-cell>
          <table:table-cell table:number-columns-repeated="4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5171" calcext:value-type="float">
            <text:p>5171</text:p>
          </table:table-cell>
          <table:table-cell office:value-type="float" office:value="5116" calcext:value-type="float">
            <text:p>5116</text:p>
          </table:table-cell>
          <table:table-cell office:value-type="float" office:value="10425" calcext:value-type="float">
            <text:p>10425</text:p>
          </table:table-cell>
          <table:table-cell office:value-type="float" office:value="15831" calcext:value-type="float">
            <text:p>15831</text:p>
          </table:table-cell>
          <table:table-cell office:value-type="float" office:value="21704" calcext:value-type="float">
            <text:p>21704</text:p>
          </table:table-cell>
          <table:table-cell office:value-type="float" office:value="28210" calcext:value-type="float">
            <text:p>28210</text:p>
          </table:table-cell>
          <table:table-cell office:value-type="float" office:value="35399" calcext:value-type="float">
            <text:p>35399</text:p>
          </table:table-cell>
          <table:table-cell office:value-type="float" office:value="43155" calcext:value-type="float">
            <text:p>43155</text:p>
          </table:table-cell>
          <table:table-cell office:value-type="float" office:value="51612" calcext:value-type="float">
            <text:p>516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181646" calcext:value-type="float">
            <text:p>181646</text:p>
          </table:table-cell>
          <table:table-cell office:value-type="float" office:value="187470" calcext:value-type="float">
            <text:p>187470</text:p>
          </table:table-cell>
          <table:table-cell office:value-type="float" office:value="377039" calcext:value-type="float">
            <text:p>377039</text:p>
          </table:table-cell>
          <table:table-cell office:value-type="float" office:value="570871" calcext:value-type="float">
            <text:p>570871</text:p>
          </table:table-cell>
          <table:table-cell office:value-type="float" office:value="770731" calcext:value-type="float">
            <text:p>770731</text:p>
          </table:table-cell>
          <table:table-cell office:value-type="float" office:value="978558" calcext:value-type="float">
            <text:p>978558</text:p>
          </table:table-cell>
          <table:table-cell office:value-type="float" office:value="1193885" calcext:value-type="float">
            <text:p>1193885</text:p>
          </table:table-cell>
          <table:table-cell office:value-type="float" office:value="1414127" calcext:value-type="float">
            <text:p>1414127</text:p>
          </table:table-cell>
          <table:table-cell office:value-type="float" office:value="1637130" calcext:value-type="float">
            <text:p>1637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50337" calcext:value-type="float">
            <text:p>50337</text:p>
          </table:table-cell>
          <table:table-cell office:value-type="float" office:value="47979" calcext:value-type="float">
            <text:p>47979</text:p>
          </table:table-cell>
          <table:table-cell office:value-type="float" office:value="99602" calcext:value-type="float">
            <text:p>99602</text:p>
          </table:table-cell>
          <table:table-cell office:value-type="float" office:value="159929" calcext:value-type="float">
            <text:p>159929</text:p>
          </table:table-cell>
          <table:table-cell office:value-type="float" office:value="231087" calcext:value-type="float">
            <text:p>231087</text:p>
          </table:table-cell>
          <table:table-cell office:value-type="float" office:value="310121" calcext:value-type="float">
            <text:p>310121</text:p>
          </table:table-cell>
          <table:table-cell office:value-type="float" office:value="392736" calcext:value-type="float">
            <text:p>392736</text:p>
          </table:table-cell>
          <table:table-cell office:value-type="float" office:value="484176" calcext:value-type="float">
            <text:p>484176</text:p>
          </table:table-cell>
          <table:table-cell office:value-type="float" office:value="587541" calcext:value-type="float">
            <text:p>5875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26" calcext:value-type="float">
            <text:p>426</text:p>
          </table:table-cell>
          <table:table-cell office:value-type="float" office:value="1751" calcext:value-type="float">
            <text:p>1751</text:p>
          </table:table-cell>
          <table:table-cell table:number-columns-repeated="5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8977" calcext:value-type="float">
            <text:p>8977</text:p>
          </table:table-cell>
          <table:table-cell office:value-type="float" office:value="7101" calcext:value-type="float">
            <text:p>7101</text:p>
          </table:table-cell>
          <table:table-cell office:value-type="float" office:value="15982" calcext:value-type="float">
            <text:p>15982</text:p>
          </table:table-cell>
          <table:table-cell office:value-type="float" office:value="28946" calcext:value-type="float">
            <text:p>28946</text:p>
          </table:table-cell>
          <table:table-cell office:value-type="float" office:value="48503" calcext:value-type="float">
            <text:p>48503</text:p>
          </table:table-cell>
          <table:table-cell office:value-type="float" office:value="75407" calcext:value-type="float">
            <text:p>75407</text:p>
          </table:table-cell>
          <table:table-cell office:value-type="float" office:value="109810" calcext:value-type="float">
            <text:p>109810</text:p>
          </table:table-cell>
          <table:table-cell office:value-type="float" office:value="159732" calcext:value-type="float">
            <text:p>159732</text:p>
          </table:table-cell>
          <table:table-cell office:value-type="float" office:value="236789" calcext:value-type="float">
            <text:p>236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52772" calcext:value-type="float">
            <text:p>152772</text:p>
          </table:table-cell>
          <table:table-cell office:value-type="float" office:value="171304" calcext:value-type="float">
            <text:p>171304</text:p>
          </table:table-cell>
          <table:table-cell office:value-type="float" office:value="329488" calcext:value-type="float">
            <text:p>329488</text:p>
          </table:table-cell>
          <table:table-cell office:value-type="float" office:value="490380" calcext:value-type="float">
            <text:p>490380</text:p>
          </table:table-cell>
          <table:table-cell office:value-type="float" office:value="657838" calcext:value-type="float">
            <text:p>657838</text:p>
          </table:table-cell>
          <table:table-cell office:value-type="float" office:value="832298" calcext:value-type="float">
            <text:p>832298</text:p>
          </table:table-cell>
          <table:table-cell office:value-type="float" office:value="1011882" calcext:value-type="float">
            <text:p>1011882</text:p>
          </table:table-cell>
          <table:table-cell office:value-type="float" office:value="1200698" calcext:value-type="float">
            <text:p>1200698</text:p>
          </table:table-cell>
          <table:table-cell office:value-type="float" office:value="1403208" calcext:value-type="float">
            <text:p>1403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11480" calcext:value-type="float">
            <text:p>11480</text:p>
          </table:table-cell>
          <table:table-cell office:value-type="float" office:value="10130" calcext:value-type="float">
            <text:p>10130</text:p>
          </table:table-cell>
          <table:table-cell office:value-type="float" office:value="22623" calcext:value-type="float">
            <text:p>22623</text:p>
          </table:table-cell>
          <table:table-cell office:value-type="float" office:value="39140" calcext:value-type="float">
            <text:p>39140</text:p>
          </table:table-cell>
          <table:table-cell office:value-type="float" office:value="61035" calcext:value-type="float">
            <text:p>61035</text:p>
          </table:table-cell>
          <table:table-cell office:value-type="float" office:value="88131" calcext:value-type="float">
            <text:p>88131</text:p>
          </table:table-cell>
          <table:table-cell office:value-type="float" office:value="120906" calcext:value-type="float">
            <text:p>120906</text:p>
          </table:table-cell>
          <table:table-cell table:number-columns-repeated="2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471" calcext:value-type="float">
            <text:p>471</text:p>
          </table:table-cell>
          <table:table-cell office:value-type="float" office:value="540" calcext:value-type="float">
            <text:p>540</text:p>
          </table:table-cell>
          <table:table-cell office:value-type="float" office:value="1093" calcext:value-type="float">
            <text:p>1093</text:p>
          </table:table-cell>
          <table:table-cell table:number-columns-repeated="6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1479" calcext:value-type="float">
            <text:p>1479</text:p>
          </table:table-cell>
          <table:table-cell office:value-type="float" office:value="1818" calcext:value-type="float">
            <text:p>1818</text:p>
          </table:table-cell>
          <table:table-cell office:value-type="float" office:value="3510" calcext:value-type="float">
            <text:p>3510</text:p>
          </table:table-cell>
          <table:table-cell office:value-type="float" office:value="7111" calcext:value-type="float">
            <text:p>7111</text:p>
          </table:table-cell>
          <table:table-cell office:value-type="float" office:value="15629" calcext:value-type="float">
            <text:p>15629</text:p>
          </table:table-cell>
          <table:table-cell table:number-columns-repeated="4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2710" calcext:value-type="float">
            <text:p>2710</text:p>
          </table:table-cell>
          <table:table-cell office:value-type="float" office:value="2715" calcext:value-type="float">
            <text:p>2715</text:p>
          </table:table-cell>
          <table:table-cell office:value-type="float" office:value="4867" calcext:value-type="float">
            <text:p>4867</text:p>
          </table:table-cell>
          <table:table-cell table:number-columns-repeated="6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5106" calcext:value-type="float">
            <text:p>55106</text:p>
          </table:table-cell>
          <table:table-cell office:value-type="float" office:value="60320" calcext:value-type="float">
            <text:p>60320</text:p>
          </table:table-cell>
          <table:table-cell office:value-type="float" office:value="118699" calcext:value-type="float">
            <text:p>118699</text:p>
          </table:table-cell>
          <table:table-cell office:value-type="float" office:value="197097" calcext:value-type="float">
            <text:p>197097</text:p>
          </table:table-cell>
          <table:table-cell table:number-columns-repeated="5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234932" calcext:value-type="float">
            <text:p>234932</text:p>
          </table:table-cell>
          <table:table-cell office:value-type="float" office:value="225154" calcext:value-type="float">
            <text:p>225154</text:p>
          </table:table-cell>
          <table:table-cell office:value-type="float" office:value="454720" calcext:value-type="float">
            <text:p>454720</text:p>
          </table:table-cell>
          <table:table-cell office:value-type="float" office:value="697906" calcext:value-type="float">
            <text:p>697906</text:p>
          </table:table-cell>
          <table:table-cell office:value-type="float" office:value="958184" calcext:value-type="float">
            <text:p>958184</text:p>
          </table:table-cell>
          <table:table-cell office:value-type="float" office:value="1241444" calcext:value-type="float">
            <text:p>1241444</text:p>
          </table:table-cell>
          <table:table-cell office:value-type="float" office:value="1549360" calcext:value-type="float">
            <text:p>1549360</text:p>
          </table:table-cell>
          <table:table-cell office:value-type="float" office:value="1886935" calcext:value-type="float">
            <text:p>1886935</text:p>
          </table:table-cell>
          <table:table-cell office:value-type="float" office:value="2257095" calcext:value-type="float">
            <text:p>2257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2562" calcext:value-type="float">
            <text:p>2562</text:p>
          </table:table-cell>
          <table:table-cell office:value-type="float" office:value="2582" calcext:value-type="float">
            <text:p>2582</text:p>
          </table:table-cell>
          <table:table-cell office:value-type="float" office:value="5394" calcext:value-type="float">
            <text:p>5394</text:p>
          </table:table-cell>
          <table:table-cell office:value-type="float" office:value="9349" calcext:value-type="float">
            <text:p>9349</text:p>
          </table:table-cell>
          <table:table-cell office:value-type="float" office:value="14947" calcext:value-type="float">
            <text:p>14947</text:p>
          </table:table-cell>
          <table:table-cell table:number-columns-repeated="4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14454" calcext:value-type="float">
            <text:p>14454</text:p>
          </table:table-cell>
          <table:table-cell office:value-type="float" office:value="15358" calcext:value-type="float">
            <text:p>15358</text:p>
          </table:table-cell>
          <table:table-cell office:value-type="float" office:value="34020" calcext:value-type="float">
            <text:p>34020</text:p>
          </table:table-cell>
          <table:table-cell table:number-columns-repeated="6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440506" calcext:value-type="float">
            <text:p>440506</text:p>
          </table:table-cell>
          <table:table-cell office:value-type="float" office:value="513768" calcext:value-type="float">
            <text:p>513768</text:p>
          </table:table-cell>
          <table:table-cell office:value-type="float" office:value="1002976" calcext:value-type="float">
            <text:p>1002976</text:p>
          </table:table-cell>
          <table:table-cell office:value-type="float" office:value="1509073" calcext:value-type="float">
            <text:p>1509073</text:p>
          </table:table-cell>
          <table:table-cell office:value-type="float" office:value="2049799" calcext:value-type="float">
            <text:p>2049799</text:p>
          </table:table-cell>
          <table:table-cell office:value-type="float" office:value="2611386" calcext:value-type="float">
            <text:p>2611386</text:p>
          </table:table-cell>
          <table:table-cell office:value-type="float" office:value="3195021" calcext:value-type="float">
            <text:p>3195021</text:p>
          </table:table-cell>
          <table:table-cell office:value-type="float" office:value="3805921" calcext:value-type="float">
            <text:p>3805921</text:p>
          </table:table-cell>
          <table:table-cell office:value-type="float" office:value="4451625" calcext:value-type="float">
            <text:p>44516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15177" calcext:value-type="float">
            <text:p>15177</text:p>
          </table:table-cell>
          <table:table-cell office:value-type="float" office:value="15556" calcext:value-type="float">
            <text:p>15556</text:p>
          </table:table-cell>
          <table:table-cell office:value-type="float" office:value="29441" calcext:value-type="float">
            <text:p>29441</text:p>
          </table:table-cell>
          <table:table-cell office:value-type="float" office:value="45641" calcext:value-type="float">
            <text:p>45641</text:p>
          </table:table-cell>
          <table:table-cell office:value-type="float" office:value="66139" calcext:value-type="float">
            <text:p>66139</text:p>
          </table:table-cell>
          <table:table-cell office:value-type="float" office:value="91828" calcext:value-type="float">
            <text:p>91828</text:p>
          </table:table-cell>
          <table:table-cell office:value-type="float" office:value="126140" calcext:value-type="float">
            <text:p>126140</text:p>
          </table:table-cell>
          <table:table-cell table:number-columns-repeated="2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526" calcext:value-type="float">
            <text:p>526</text:p>
          </table:table-cell>
          <table:table-cell office:value-type="float" office:value="1875" calcext:value-type="float">
            <text:p>1875</text:p>
          </table:table-cell>
          <table:table-cell table:number-columns-repeated="5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27" calcext:value-type="float">
            <text:p>1127</text:p>
          </table:table-cell>
          <table:table-cell office:value-type="float" office:value="1284" calcext:value-type="float">
            <text:p>1284</text:p>
          </table:table-cell>
          <table:table-cell office:value-type="float" office:value="2242" calcext:value-type="float">
            <text:p>2242</text:p>
          </table:table-cell>
          <table:table-cell table:number-columns-repeated="6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2327" calcext:value-type="float">
            <text:p>2327</text:p>
          </table:table-cell>
          <table:table-cell office:value-type="float" office:value="1969" calcext:value-type="float">
            <text:p>1969</text:p>
          </table:table-cell>
          <table:table-cell office:value-type="float" office:value="4765" calcext:value-type="float">
            <text:p>4765</text:p>
          </table:table-cell>
          <table:table-cell office:value-type="float" office:value="10847" calcext:value-type="float">
            <text:p>10847</text:p>
          </table:table-cell>
          <table:table-cell office:value-type="float" office:value="23061" calcext:value-type="float">
            <text:p>23061</text:p>
          </table:table-cell>
          <table:table-cell office:value-type="float" office:value="42107" calcext:value-type="float">
            <text:p>42107</text:p>
          </table:table-cell>
          <table:table-cell table:number-columns-repeated="3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5716" calcext:value-type="float">
            <text:p>5716</text:p>
          </table:table-cell>
          <table:table-cell office:value-type="float" office:value="6332" calcext:value-type="float">
            <text:p>6332</text:p>
          </table:table-cell>
          <table:table-cell office:value-type="float" office:value="13862" calcext:value-type="float">
            <text:p>13862</text:p>
          </table:table-cell>
          <table:table-cell office:value-type="float" office:value="24776" calcext:value-type="float">
            <text:p>24776</text:p>
          </table:table-cell>
          <table:table-cell office:value-type="float" office:value="40917" calcext:value-type="float">
            <text:p>40917</text:p>
          </table:table-cell>
          <table:table-cell office:value-type="float" office:value="62517" calcext:value-type="float">
            <text:p>62517</text:p>
          </table:table-cell>
          <table:table-cell office:value-type="float" office:value="90138" calcext:value-type="float">
            <text:p>90138</text:p>
          </table:table-cell>
          <table:table-cell table:number-columns-repeated="2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23697" calcext:value-type="float">
            <text:p>123697</text:p>
          </table:table-cell>
          <table:table-cell office:value-type="float" office:value="130200" calcext:value-type="float">
            <text:p>130200</text:p>
          </table:table-cell>
          <table:table-cell office:value-type="float" office:value="243408" calcext:value-type="float">
            <text:p>243408</text:p>
          </table:table-cell>
          <table:table-cell office:value-type="float" office:value="369450" calcext:value-type="float">
            <text:p>369450</text:p>
          </table:table-cell>
          <table:table-cell office:value-type="float" office:value="517295" calcext:value-type="float">
            <text:p>517295</text:p>
          </table:table-cell>
          <table:table-cell office:value-type="float" office:value="683382" calcext:value-type="float">
            <text:p>683382</text:p>
          </table:table-cell>
          <table:table-cell office:value-type="float" office:value="860095" calcext:value-type="float">
            <text:p>860095</text:p>
          </table:table-cell>
          <table:table-cell office:value-type="float" office:value="1051495" calcext:value-type="float">
            <text:p>1051495</text:p>
          </table:table-cell>
          <table:table-cell office:value-type="float" office:value="1262847" calcext:value-type="float">
            <text:p>12628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63099" calcext:value-type="float">
            <text:p>63099</text:p>
          </table:table-cell>
          <table:table-cell office:value-type="float" office:value="57840" calcext:value-type="float">
            <text:p>57840</text:p>
          </table:table-cell>
          <table:table-cell office:value-type="float" office:value="112005" calcext:value-type="float">
            <text:p>112005</text:p>
          </table:table-cell>
          <table:table-cell office:value-type="float" office:value="169895" calcext:value-type="float">
            <text:p>169895</text:p>
          </table:table-cell>
          <table:table-cell office:value-type="float" office:value="234019" calcext:value-type="float">
            <text:p>234019</text:p>
          </table:table-cell>
          <table:table-cell office:value-type="float" office:value="304648" calcext:value-type="float">
            <text:p>304648</text:p>
          </table:table-cell>
          <table:table-cell office:value-type="float" office:value="381007" calcext:value-type="float">
            <text:p>381007</text:p>
          </table:table-cell>
          <table:table-cell office:value-type="float" office:value="465638" calcext:value-type="float">
            <text:p>465638</text:p>
          </table:table-cell>
          <table:table-cell office:value-type="float" office:value="566222" calcext:value-type="float">
            <text:p>566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11018" calcext:value-type="float">
            <text:p>11018</text:p>
          </table:table-cell>
          <table:table-cell office:value-type="float" office:value="12150" calcext:value-type="float">
            <text:p>12150</text:p>
          </table:table-cell>
          <table:table-cell office:value-type="float" office:value="23923" calcext:value-type="float">
            <text:p>23923</text:p>
          </table:table-cell>
          <table:table-cell office:value-type="float" office:value="38236" calcext:value-type="float">
            <text:p>38236</text:p>
          </table:table-cell>
          <table:table-cell office:value-type="float" office:value="57038" calcext:value-type="float">
            <text:p>57038</text:p>
          </table:table-cell>
          <table:table-cell office:value-type="float" office:value="80263" calcext:value-type="float">
            <text:p>80263</text:p>
          </table:table-cell>
          <table:table-cell office:value-type="float" office:value="107230" calcext:value-type="float">
            <text:p>107230</text:p>
          </table:table-cell>
          <table:table-cell office:value-type="float" office:value="143516" calcext:value-type="float">
            <text:p>143516</text:p>
          </table:table-cell>
          <table:table-cell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6918" calcext:value-type="float">
            <text:p>6918</text:p>
          </table:table-cell>
          <table:table-cell office:value-type="float" office:value="4459" calcext:value-type="float">
            <text:p>4459</text:p>
          </table:table-cell>
          <table:table-cell office:value-type="float" office:value="11330" calcext:value-type="float">
            <text:p>11330</text:p>
          </table:table-cell>
          <table:table-cell office:value-type="float" office:value="22922" calcext:value-type="float">
            <text:p>22922</text:p>
          </table:table-cell>
          <table:table-cell office:value-type="float" office:value="41173" calcext:value-type="float">
            <text:p>41173</text:p>
          </table:table-cell>
          <table:table-cell office:value-type="float" office:value="65399" calcext:value-type="float">
            <text:p>65399</text:p>
          </table:table-cell>
          <table:table-cell office:value-type="float" office:value="94053" calcext:value-type="float">
            <text:p>94053</text:p>
          </table:table-cell>
          <table:table-cell office:value-type="float" office:value="132069" calcext:value-type="float">
            <text:p>132069</text:p>
          </table:table-cell>
          <table:table-cell office:value-type="float" office:value="183383" calcext:value-type="float">
            <text:p>1833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7732" calcext:value-type="float">
            <text:p>17732</text:p>
          </table:table-cell>
          <table:table-cell office:value-type="float" office:value="14997" calcext:value-type="float">
            <text:p>14997</text:p>
          </table:table-cell>
          <table:table-cell office:value-type="float" office:value="31208" calcext:value-type="float">
            <text:p>31208</text:p>
          </table:table-cell>
          <table:table-cell table:number-columns-repeated="6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198344" calcext:value-type="float">
            <text:p>198344</text:p>
          </table:table-cell>
          <table:table-cell office:value-type="float" office:value="216006" calcext:value-type="float">
            <text:p>216006</text:p>
          </table:table-cell>
          <table:table-cell office:value-type="float" office:value="438972" calcext:value-type="float">
            <text:p>438972</text:p>
          </table:table-cell>
          <table:table-cell office:value-type="float" office:value="675699" calcext:value-type="float">
            <text:p>675699</text:p>
          </table:table-cell>
          <table:table-cell office:value-type="float" office:value="912126" calcext:value-type="float">
            <text:p>912126</text:p>
          </table:table-cell>
          <table:table-cell office:value-type="float" office:value="1159230" calcext:value-type="float">
            <text:p>1159230</text:p>
          </table:table-cell>
          <table:table-cell office:value-type="float" office:value="1428364" calcext:value-type="float">
            <text:p>1428364</text:p>
          </table:table-cell>
          <table:table-cell office:value-type="float" office:value="1715146" calcext:value-type="float">
            <text:p>1715146</text:p>
          </table:table-cell>
          <table:table-cell office:value-type="float" office:value="2015924" calcext:value-type="float">
            <text:p>20159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5661" calcext:value-type="float">
            <text:p>5661</text:p>
          </table:table-cell>
          <table:table-cell office:value-type="float" office:value="5296" calcext:value-type="float">
            <text:p>5296</text:p>
          </table:table-cell>
          <table:table-cell office:value-type="float" office:value="12317" calcext:value-type="float">
            <text:p>12317</text:p>
          </table:table-cell>
          <table:table-cell office:value-type="float" office:value="20439" calcext:value-type="float">
            <text:p>20439</text:p>
          </table:table-cell>
          <table:table-cell office:value-type="float" office:value="29250" calcext:value-type="float">
            <text:p>29250</text:p>
          </table:table-cell>
          <table:table-cell office:value-type="float" office:value="38839" calcext:value-type="float">
            <text:p>38839</text:p>
          </table:table-cell>
          <table:table-cell office:value-type="float" office:value="49396" calcext:value-type="float">
            <text:p>49396</text:p>
          </table:table-cell>
          <table:table-cell office:value-type="float" office:value="61055" calcext:value-type="float">
            <text:p>61055</text:p>
          </table:table-cell>
          <table:table-cell office:value-type="float" office:value="73931" calcext:value-type="float">
            <text:p>739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3178" calcext:value-type="float">
            <text:p>3178</text:p>
          </table:table-cell>
          <table:table-cell office:value-type="float" office:value="3612" calcext:value-type="float">
            <text:p>3612</text:p>
          </table:table-cell>
          <table:table-cell office:value-type="float" office:value="8016" calcext:value-type="float">
            <text:p>8016</text:p>
          </table:table-cell>
          <table:table-cell office:value-type="float" office:value="12551" calcext:value-type="float">
            <text:p>12551</text:p>
          </table:table-cell>
          <table:table-cell office:value-type="float" office:value="17362" calcext:value-type="float">
            <text:p>17362</text:p>
          </table:table-cell>
          <table:table-cell office:value-type="float" office:value="22377" calcext:value-type="float">
            <text:p>22377</text:p>
          </table:table-cell>
          <table:table-cell office:value-type="float" office:value="27557" calcext:value-type="float">
            <text:p>27557</text:p>
          </table:table-cell>
          <table:table-cell office:value-type="float" office:value="33235" calcext:value-type="float">
            <text:p>33235</text:p>
          </table:table-cell>
          <table:table-cell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595" calcext:value-type="float">
            <text:p>59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4050" calcext:value-type="float">
            <text:p>4050</text:p>
          </table:table-cell>
          <table:table-cell office:value-type="float" office:value="4071" calcext:value-type="float">
            <text:p>4071</text:p>
          </table:table-cell>
          <table:table-cell office:value-type="float" office:value="8740" calcext:value-type="float">
            <text:p>8740</text:p>
          </table:table-cell>
          <table:table-cell office:value-type="float" office:value="13862" calcext:value-type="float">
            <text:p>13862</text:p>
          </table:table-cell>
          <table:table-cell office:value-type="float" office:value="19577" calcext:value-type="float">
            <text:p>19577</text:p>
          </table:table-cell>
          <table:table-cell office:value-type="float" office:value="26425" calcext:value-type="float">
            <text:p>26425</text:p>
          </table:table-cell>
          <table:table-cell table:number-columns-repeated="3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39671" calcext:value-type="float">
            <text:p>39671</text:p>
          </table:table-cell>
          <table:table-cell office:value-type="float" office:value="33483" calcext:value-type="float">
            <text:p>33483</text:p>
          </table:table-cell>
          <table:table-cell office:value-type="float" office:value="74969" calcext:value-type="float">
            <text:p>74969</text:p>
          </table:table-cell>
          <table:table-cell office:value-type="float" office:value="119743" calcext:value-type="float">
            <text:p>119743</text:p>
          </table:table-cell>
          <table:table-cell office:value-type="float" office:value="167482" calcext:value-type="float">
            <text:p>167482</text:p>
          </table:table-cell>
          <table:table-cell office:value-type="float" office:value="218088" calcext:value-type="float">
            <text:p>218088</text:p>
          </table:table-cell>
          <table:table-cell office:value-type="float" office:value="270486" calcext:value-type="float">
            <text:p>270486</text:p>
          </table:table-cell>
          <table:table-cell office:value-type="float" office:value="324884" calcext:value-type="float">
            <text:p>324884</text:p>
          </table:table-cell>
          <table:table-cell office:value-type="float" office:value="381991" calcext:value-type="float">
            <text:p>3819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office:value-type="float" office:value="1135" calcext:value-type="float">
            <text:p>1135</text:p>
          </table:table-cell>
          <table:table-cell office:value-type="float" office:value="1692" calcext:value-type="float">
            <text:p>1692</text:p>
          </table:table-cell>
          <table:table-cell office:value-type="float" office:value="2208" calcext:value-type="float">
            <text:p>2208</text:p>
          </table:table-cell>
          <table:table-cell office:value-type="float" office:value="2647" calcext:value-type="float">
            <text:p>2647</text:p>
          </table:table-cell>
          <table:table-cell table:number-columns-repeated="3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3109" calcext:value-type="float">
            <text:p>3109</text:p>
          </table:table-cell>
          <table:table-cell office:value-type="float" office:value="4299" calcext:value-type="float">
            <text:p>4299</text:p>
          </table:table-cell>
          <table:table-cell office:value-type="float" office:value="7204" calcext:value-type="float">
            <text:p>7204</text:p>
          </table:table-cell>
          <table:table-cell office:value-type="float" office:value="10324" calcext:value-type="float">
            <text:p>10324</text:p>
          </table:table-cell>
          <table:table-cell office:value-type="float" office:value="13674" calcext:value-type="float">
            <text:p>13674</text:p>
          </table:table-cell>
          <table:table-cell office:value-type="float" office:value="17182" calcext:value-type="float">
            <text:p>17182</text:p>
          </table:table-cell>
          <table:table-cell office:value-type="float" office:value="20869" calcext:value-type="float">
            <text:p>20869</text:p>
          </table:table-cell>
          <table:table-cell office:value-type="float" office:value="24686" calcext:value-type="float">
            <text:p>24686</text:p>
          </table:table-cell>
          <table:table-cell office:value-type="float" office:value="28634" calcext:value-type="float">
            <text:p>286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279" calcext:value-type="float">
            <text:p>279</text:p>
          </table:table-cell>
          <table:table-cell office:value-type="float" office:value="367" calcext:value-type="float">
            <text:p>36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242" calcext:value-type="float">
            <text:p>242</text:p>
          </table:table-cell>
          <table:table-cell office:value-type="float" office:value="309" calcext:value-type="float">
            <text:p>309</text:p>
          </table:table-cell>
          <table:table-cell office:value-type="float" office:value="378" calcext:value-type="float">
            <text:p>378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17002" calcext:value-type="float">
            <text:p>17002</text:p>
          </table:table-cell>
          <table:table-cell office:value-type="float" office:value="19125" calcext:value-type="float">
            <text:p>19125</text:p>
          </table:table-cell>
          <table:table-cell office:value-type="float" office:value="41955" calcext:value-type="float">
            <text:p>41955</text:p>
          </table:table-cell>
          <table:table-cell office:value-type="float" office:value="67496" calcext:value-type="float">
            <text:p>67496</text:p>
          </table:table-cell>
          <table:table-cell office:value-type="float" office:value="96251" calcext:value-type="float">
            <text:p>96251</text:p>
          </table:table-cell>
          <table:table-cell table:number-columns-repeated="4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4196" calcext:value-type="float">
            <text:p>14196</text:p>
          </table:table-cell>
          <table:table-cell office:value-type="float" office:value="26662" calcext:value-type="float">
            <text:p>26662</text:p>
          </table:table-cell>
          <table:table-cell office:value-type="float" office:value="44976" calcext:value-type="float">
            <text:p>44976</text:p>
          </table:table-cell>
          <table:table-cell office:value-type="float" office:value="63147" calcext:value-type="float">
            <text:p>63147</text:p>
          </table:table-cell>
          <table:table-cell office:value-type="float" office:value="81987" calcext:value-type="float">
            <text:p>81987</text:p>
          </table:table-cell>
          <table:table-cell office:value-type="float" office:value="101211" calcext:value-type="float">
            <text:p>101211</text:p>
          </table:table-cell>
          <table:table-cell office:value-type="float" office:value="120993" calcext:value-type="float">
            <text:p>120993</text:p>
          </table:table-cell>
          <table:table-cell office:value-type="float" office:value="140933" calcext:value-type="float">
            <text:p>140933</text:p>
          </table:table-cell>
          <table:table-cell office:value-type="float" office:value="161115" calcext:value-type="float">
            <text:p>1611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935" calcext:value-type="float">
            <text:p>935</text:p>
          </table:table-cell>
          <table:table-cell office:value-type="float" office:value="1087" calcext:value-type="float">
            <text:p>1087</text:p>
          </table:table-cell>
          <table:table-cell office:value-type="float" office:value="2184" calcext:value-type="float">
            <text:p>2184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18690" calcext:value-type="float">
            <text:p>18690</text:p>
          </table:table-cell>
          <table:table-cell office:value-type="float" office:value="21137" calcext:value-type="float">
            <text:p>21137</text:p>
          </table:table-cell>
          <table:table-cell office:value-type="float" office:value="43059" calcext:value-type="float">
            <text:p>43059</text:p>
          </table:table-cell>
          <table:table-cell office:value-type="float" office:value="63842" calcext:value-type="float">
            <text:p>63842</text:p>
          </table:table-cell>
          <table:table-cell office:value-type="float" office:value="84572" calcext:value-type="float">
            <text:p>84572</text:p>
          </table:table-cell>
          <table:table-cell office:value-type="float" office:value="110232" calcext:value-type="float">
            <text:p>110232</text:p>
          </table:table-cell>
          <table:table-cell table:number-columns-repeated="3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987" calcext:value-type="float">
            <text:p>987</text:p>
          </table:table-cell>
          <table:table-cell office:value-type="float" office:value="1000" calcext:value-type="float">
            <text:p>1000</text:p>
          </table:table-cell>
          <table:table-cell office:value-type="float" office:value="2105" calcext:value-type="float">
            <text:p>2105</text:p>
          </table:table-cell>
          <table:table-cell office:value-type="float" office:value="3296" calcext:value-type="float">
            <text:p>3296</text:p>
          </table:table-cell>
          <table:table-cell office:value-type="float" office:value="4532" calcext:value-type="float">
            <text:p>4532</text:p>
          </table:table-cell>
          <table:table-cell office:value-type="float" office:value="5805" calcext:value-type="float">
            <text:p>5805</text:p>
          </table:table-cell>
          <table:table-cell office:value-type="float" office:value="7149" calcext:value-type="float">
            <text:p>7149</text:p>
          </table:table-cell>
          <table:table-cell office:value-type="float" office:value="8590" calcext:value-type="float">
            <text:p>8590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350" calcext:value-type="float">
            <text:p>350</text:p>
          </table:table-cell>
          <table:table-cell office:value-type="float" office:value="449" calcext:value-type="float">
            <text:p>449</text:p>
          </table:table-cell>
          <table:table-cell office:value-type="float" office:value="550" calcext:value-type="float">
            <text:p>550</text:p>
          </table:table-cell>
          <table:table-cell office:value-type="float" office:value="656" calcext:value-type="float">
            <text:p>65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44771" calcext:value-type="float">
            <text:p>44771</text:p>
          </table:table-cell>
          <table:table-cell office:value-type="float" office:value="51240" calcext:value-type="float">
            <text:p>51240</text:p>
          </table:table-cell>
          <table:table-cell office:value-type="float" office:value="104986" calcext:value-type="float">
            <text:p>104986</text:p>
          </table:table-cell>
          <table:table-cell office:value-type="float" office:value="161581" calcext:value-type="float">
            <text:p>161581</text:p>
          </table:table-cell>
          <table:table-cell office:value-type="float" office:value="220639" calcext:value-type="float">
            <text:p>220639</text:p>
          </table:table-cell>
          <table:table-cell table:number-columns-repeated="4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36257" calcext:value-type="float">
            <text:p>36257</text:p>
          </table:table-cell>
          <table:table-cell office:value-type="float" office:value="43115" calcext:value-type="float">
            <text:p>43115</text:p>
          </table:table-cell>
          <table:table-cell office:value-type="float" office:value="87007" calcext:value-type="float">
            <text:p>87007</text:p>
          </table:table-cell>
          <table:table-cell office:value-type="float" office:value="133358" calcext:value-type="float">
            <text:p>133358</text:p>
          </table:table-cell>
          <table:table-cell table:number-columns-repeated="5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7496" calcext:value-type="float">
            <text:p>7496</text:p>
          </table:table-cell>
          <table:table-cell office:value-type="float" office:value="8283" calcext:value-type="float">
            <text:p>8283</text:p>
          </table:table-cell>
          <table:table-cell office:value-type="float" office:value="16970" calcext:value-type="float">
            <text:p>16970</text:p>
          </table:table-cell>
          <table:table-cell office:value-type="float" office:value="26340" calcext:value-type="float">
            <text:p>26340</text:p>
          </table:table-cell>
          <table:table-cell office:value-type="float" office:value="36883" calcext:value-type="float">
            <text:p>36883</text:p>
          </table:table-cell>
          <table:table-cell office:value-type="float" office:value="48018" calcext:value-type="float">
            <text:p>48018</text:p>
          </table:table-cell>
          <table:table-cell office:value-type="float" office:value="59680" calcext:value-type="float">
            <text:p>59680</text:p>
          </table:table-cell>
          <table:table-cell office:value-type="float" office:value="72061" calcext:value-type="float">
            <text:p>72061</text:p>
          </table:table-cell>
          <table:table-cell office:value-type="float" office:value="85331" calcext:value-type="float">
            <text:p>853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021" calcext:value-type="float">
            <text:p>20021</text:p>
          </table:table-cell>
          <table:table-cell office:value-type="float" office:value="20852" calcext:value-type="float">
            <text:p>20852</text:p>
          </table:table-cell>
          <table:table-cell office:value-type="float" office:value="39231" calcext:value-type="float">
            <text:p>39231</text:p>
          </table:table-cell>
          <table:table-cell table:number-columns-repeated="6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139939" calcext:value-type="float">
            <text:p>139939</text:p>
          </table:table-cell>
          <table:table-cell office:value-type="float" office:value="146318" calcext:value-type="float">
            <text:p>146318</text:p>
          </table:table-cell>
          <table:table-cell office:value-type="float" office:value="303473" calcext:value-type="float">
            <text:p>303473</text:p>
          </table:table-cell>
          <table:table-cell office:value-type="float" office:value="463104" calcext:value-type="float">
            <text:p>463104</text:p>
          </table:table-cell>
          <table:table-cell office:value-type="float" office:value="622750" calcext:value-type="float">
            <text:p>622750</text:p>
          </table:table-cell>
          <table:table-cell office:value-type="float" office:value="781258" calcext:value-type="float">
            <text:p>781258</text:p>
          </table:table-cell>
          <table:table-cell office:value-type="float" office:value="938834" calcext:value-type="float">
            <text:p>938834</text:p>
          </table:table-cell>
          <table:table-cell office:value-type="float" office:value="1096233" calcext:value-type="float">
            <text:p>1096233</text:p>
          </table:table-cell>
          <table:table-cell office:value-type="float" office:value="1253707" calcext:value-type="float">
            <text:p>12537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1398" calcext:value-type="float">
            <text:p>1398</text:p>
          </table:table-cell>
          <table:table-cell office:value-type="float" office:value="1169" calcext:value-type="float">
            <text:p>1169</text:p>
          </table:table-cell>
          <table:table-cell office:value-type="float" office:value="2717" calcext:value-type="float">
            <text:p>2717</text:p>
          </table:table-cell>
          <table:table-cell office:value-type="float" office:value="4507" calcext:value-type="float">
            <text:p>4507</text:p>
          </table:table-cell>
          <table:table-cell office:value-type="float" office:value="6539" calcext:value-type="float">
            <text:p>6539</text:p>
          </table:table-cell>
          <table:table-cell office:value-type="float" office:value="8837" calcext:value-type="float">
            <text:p>8837</text:p>
          </table:table-cell>
          <table:table-cell office:value-type="float" office:value="11418" calcext:value-type="float">
            <text:p>11418</text:p>
          </table:table-cell>
          <table:table-cell table:number-columns-repeated="2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426" calcext:value-type="float">
            <text:p>4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561" calcext:value-type="float">
            <text:p>13561</text:p>
          </table:table-cell>
          <table:table-cell office:value-type="float" office:value="17641" calcext:value-type="float">
            <text:p>17641</text:p>
          </table:table-cell>
          <table:table-cell office:value-type="float" office:value="34444" calcext:value-type="float">
            <text:p>34444</text:p>
          </table:table-cell>
          <table:table-cell office:value-type="float" office:value="49861" calcext:value-type="float">
            <text:p>49861</text:p>
          </table:table-cell>
          <table:table-cell office:value-type="float" office:value="65508" calcext:value-type="float">
            <text:p>65508</text:p>
          </table:table-cell>
          <table:table-cell office:value-type="float" office:value="80858" calcext:value-type="float">
            <text:p>80858</text:p>
          </table:table-cell>
          <table:table-cell office:value-type="float" office:value="96033" calcext:value-type="float">
            <text:p>96033</text:p>
          </table:table-cell>
          <table:table-cell office:value-type="float" office:value="111148" calcext:value-type="float">
            <text:p>111148</text:p>
          </table:table-cell>
          <table:table-cell office:value-type="float" office:value="126370" calcext:value-type="float">
            <text:p>1263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1488" calcext:value-type="float">
            <text:p>1488</text:p>
          </table:table-cell>
          <table:table-cell office:value-type="float" office:value="2359" calcext:value-type="float">
            <text:p>2359</text:p>
          </table:table-cell>
          <table:table-cell office:value-type="float" office:value="3291" calcext:value-type="float">
            <text:p>3291</text:p>
          </table:table-cell>
          <table:table-cell office:value-type="float" office:value="4283" calcext:value-type="float">
            <text:p>4283</text:p>
          </table:table-cell>
          <table:table-cell office:value-type="float" office:value="5343" calcext:value-type="float">
            <text:p>5343</text:p>
          </table:table-cell>
          <table:table-cell office:value-type="float" office:value="6491" calcext:value-type="float">
            <text:p>6491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97556" calcext:value-type="float">
            <text:p>97556</text:p>
          </table:table-cell>
          <table:table-cell office:value-type="float" office:value="93536" calcext:value-type="float">
            <text:p>93536</text:p>
          </table:table-cell>
          <table:table-cell office:value-type="float" office:value="204966" calcext:value-type="float">
            <text:p>204966</text:p>
          </table:table-cell>
          <table:table-cell office:value-type="float" office:value="328163" calcext:value-type="float">
            <text:p>328163</text:p>
          </table:table-cell>
          <table:table-cell office:value-type="float" office:value="461732" calcext:value-type="float">
            <text:p>461732</text:p>
          </table:table-cell>
          <table:table-cell office:value-type="float" office:value="603395" calcext:value-type="float">
            <text:p>603395</text:p>
          </table:table-cell>
          <table:table-cell office:value-type="float" office:value="752423" calcext:value-type="float">
            <text:p>752423</text:p>
          </table:table-cell>
          <table:table-cell office:value-type="float" office:value="908638" calcext:value-type="float">
            <text:p>908638</text:p>
          </table:table-cell>
          <table:table-cell office:value-type="float" office:value="1069794" calcext:value-type="float">
            <text:p>10697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42339" calcext:value-type="float">
            <text:p>42339</text:p>
          </table:table-cell>
          <table:table-cell office:value-type="float" office:value="50909" calcext:value-type="float">
            <text:p>50909</text:p>
          </table:table-cell>
          <table:table-cell office:value-type="float" office:value="99474" calcext:value-type="float">
            <text:p>99474</text:p>
          </table:table-cell>
          <table:table-cell office:value-type="float" office:value="150438" calcext:value-type="float">
            <text:p>150438</text:p>
          </table:table-cell>
          <table:table-cell office:value-type="float" office:value="202795" calcext:value-type="float">
            <text:p>202795</text:p>
          </table:table-cell>
          <table:table-cell office:value-type="float" office:value="258191" calcext:value-type="float">
            <text:p>258191</text:p>
          </table:table-cell>
          <table:table-cell table:number-columns-repeated="3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42" calcext:value-type="float">
            <text:p>242</text:p>
          </table:table-cell>
          <table:table-cell office:value-type="float" office:value="450" calcext:value-type="float">
            <text:p>450</text:p>
          </table:table-cell>
          <table:table-cell office:value-type="float" office:value="1322" calcext:value-type="float">
            <text:p>1322</text:p>
          </table:table-cell>
          <table:table-cell office:value-type="float" office:value="2542" calcext:value-type="float">
            <text:p>2542</text:p>
          </table:table-cell>
          <table:table-cell office:value-type="float" office:value="3649" calcext:value-type="float">
            <text:p>3649</text:p>
          </table:table-cell>
          <table:table-cell table:number-columns-repeated="4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56000" calcext:value-type="float">
            <text:p>56000</text:p>
          </table:table-cell>
          <table:table-cell office:value-type="float" office:value="46803" calcext:value-type="float">
            <text:p>46803</text:p>
          </table:table-cell>
          <table:table-cell office:value-type="float" office:value="107812" calcext:value-type="float">
            <text:p>107812</text:p>
          </table:table-cell>
          <table:table-cell office:value-type="float" office:value="176456" calcext:value-type="float">
            <text:p>176456</text:p>
          </table:table-cell>
          <table:table-cell office:value-type="float" office:value="250190" calcext:value-type="float">
            <text:p>250190</text:p>
          </table:table-cell>
          <table:table-cell office:value-type="float" office:value="329028" calcext:value-type="float">
            <text:p>329028</text:p>
          </table:table-cell>
          <table:table-cell office:value-type="float" office:value="412019" calcext:value-type="float">
            <text:p>412019</text:p>
          </table:table-cell>
          <table:table-cell office:value-type="float" office:value="498283" calcext:value-type="float">
            <text:p>498283</text:p>
          </table:table-cell>
          <table:table-cell office:value-type="float" office:value="588542" calcext:value-type="float">
            <text:p>5885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24479" calcext:value-type="float">
            <text:p>24479</text:p>
          </table:table-cell>
          <table:table-cell office:value-type="float" office:value="32986" calcext:value-type="float">
            <text:p>32986</text:p>
          </table:table-cell>
          <table:table-cell office:value-type="float" office:value="60047" calcext:value-type="float">
            <text:p>60047</text:p>
          </table:table-cell>
          <table:table-cell office:value-type="float" office:value="88566" calcext:value-type="float">
            <text:p>88566</text:p>
          </table:table-cell>
          <table:table-cell office:value-type="float" office:value="118386" calcext:value-type="float">
            <text:p>118386</text:p>
          </table:table-cell>
          <table:table-cell office:value-type="float" office:value="150210" calcext:value-type="float">
            <text:p>150210</text:p>
          </table:table-cell>
          <table:table-cell office:value-type="float" office:value="185190" calcext:value-type="float">
            <text:p>185190</text:p>
          </table:table-cell>
          <table:table-cell office:value-type="float" office:value="224527" calcext:value-type="float">
            <text:p>224527</text:p>
          </table:table-cell>
          <table:table-cell office:value-type="float" office:value="268860" calcext:value-type="float">
            <text:p>268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office:value-type="float" office:value="862" calcext:value-type="float">
            <text:p>862</text:p>
          </table:table-cell>
          <table:table-cell office:value-type="float" office:value="1483" calcext:value-type="float">
            <text:p>1483</text:p>
          </table:table-cell>
          <table:table-cell office:value-type="float" office:value="2209" calcext:value-type="float">
            <text:p>2209</text:p>
          </table:table-cell>
          <table:table-cell office:value-type="float" office:value="3045" calcext:value-type="float">
            <text:p>3045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7893" calcext:value-type="float">
            <text:p>27893</text:p>
          </table:table-cell>
          <table:table-cell office:value-type="float" office:value="45187" calcext:value-type="float">
            <text:p>45187</text:p>
          </table:table-cell>
          <table:table-cell office:value-type="float" office:value="82084" calcext:value-type="float">
            <text:p>82084</text:p>
          </table:table-cell>
          <table:table-cell office:value-type="float" office:value="128893" calcext:value-type="float">
            <text:p>128893</text:p>
          </table:table-cell>
          <table:table-cell office:value-type="float" office:value="184983" calcext:value-type="float">
            <text:p>184983</text:p>
          </table:table-cell>
          <table:table-cell office:value-type="float" office:value="242938" calcext:value-type="float">
            <text:p>242938</text:p>
          </table:table-cell>
          <table:table-cell office:value-type="float" office:value="304900" calcext:value-type="float">
            <text:p>304900</text:p>
          </table:table-cell>
          <table:table-cell office:value-type="float" office:value="371587" calcext:value-type="float">
            <text:p>371587</text:p>
          </table:table-cell>
          <table:table-cell office:value-type="float" office:value="442748" calcext:value-type="float">
            <text:p>4427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589846" calcext:value-type="float">
            <text:p>589846</text:p>
          </table:table-cell>
          <table:table-cell office:value-type="float" office:value="671318" calcext:value-type="float">
            <text:p>671318</text:p>
          </table:table-cell>
          <table:table-cell office:value-type="float" office:value="1490117" calcext:value-type="float">
            <text:p>1490117</text:p>
          </table:table-cell>
          <table:table-cell office:value-type="float" office:value="2407519" calcext:value-type="float">
            <text:p>2407519</text:p>
          </table:table-cell>
          <table:table-cell office:value-type="float" office:value="3403765" calcext:value-type="float">
            <text:p>3403765</text:p>
          </table:table-cell>
          <table:table-cell office:value-type="float" office:value="4491118" calcext:value-type="float">
            <text:p>4491118</text:p>
          </table:table-cell>
          <table:table-cell office:value-type="float" office:value="5697906" calcext:value-type="float">
            <text:p>5697906</text:p>
          </table:table-cell>
          <table:table-cell office:value-type="float" office:value="7008767" calcext:value-type="float">
            <text:p>7008767</text:p>
          </table:table-cell>
          <table:table-cell office:value-type="float" office:value="8366219" calcext:value-type="float">
            <text:p>83662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3425" calcext:value-type="float">
            <text:p>3425</text:p>
          </table:table-cell>
          <table:table-cell office:value-type="float" office:value="4161" calcext:value-type="float">
            <text:p>4161</text:p>
          </table:table-cell>
          <table:table-cell office:value-type="float" office:value="8258" calcext:value-type="float">
            <text:p>8258</text:p>
          </table:table-cell>
          <table:table-cell office:value-type="float" office:value="12332" calcext:value-type="float">
            <text:p>12332</text:p>
          </table:table-cell>
          <table:table-cell office:value-type="float" office:value="16484" calcext:value-type="float">
            <text:p>16484</text:p>
          </table:table-cell>
          <table:table-cell office:value-type="float" office:value="20744" calcext:value-type="float">
            <text:p>20744</text:p>
          </table:table-cell>
          <table:table-cell office:value-type="float" office:value="25101" calcext:value-type="float">
            <text:p>25101</text:p>
          </table:table-cell>
          <table:table-cell office:value-type="float" office:value="29516" calcext:value-type="float">
            <text:p>29516</text:p>
          </table:table-cell>
          <table:table-cell office:value-type="float" office:value="33995" calcext:value-type="float">
            <text:p>339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7808" calcext:value-type="float">
            <text:p>37808</text:p>
          </table:table-cell>
          <table:table-cell office:value-type="float" office:value="54611" calcext:value-type="float">
            <text:p>54611</text:p>
          </table:table-cell>
          <table:table-cell office:value-type="float" office:value="124380" calcext:value-type="float">
            <text:p>124380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12307" calcext:value-type="float">
            <text:p>12307</text:p>
          </table:table-cell>
          <table:table-cell office:value-type="float" office:value="14983" calcext:value-type="float">
            <text:p>14983</text:p>
          </table:table-cell>
          <table:table-cell office:value-type="float" office:value="26326" calcext:value-type="float">
            <text:p>26326</text:p>
          </table:table-cell>
          <table:table-cell office:value-type="float" office:value="37738" calcext:value-type="float">
            <text:p>37738</text:p>
          </table:table-cell>
          <table:table-cell office:value-type="float" office:value="49404" calcext:value-type="float">
            <text:p>49404</text:p>
          </table:table-cell>
          <table:table-cell office:value-type="float" office:value="61649" calcext:value-type="float">
            <text:p>61649</text:p>
          </table:table-cell>
          <table:table-cell office:value-type="float" office:value="74832" calcext:value-type="float">
            <text:p>74832</text:p>
          </table:table-cell>
          <table:table-cell office:value-type="float" office:value="88796" calcext:value-type="float">
            <text:p>88796</text:p>
          </table:table-cell>
          <table:table-cell office:value-type="float" office:value="103234" calcext:value-type="float">
            <text:p>1032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8866" calcext:value-type="float">
            <text:p>28866</text:p>
          </table:table-cell>
          <table:table-cell office:value-type="float" office:value="36358" calcext:value-type="float">
            <text:p>36358</text:p>
          </table:table-cell>
          <table:table-cell office:value-type="float" office:value="77943" calcext:value-type="float">
            <text:p>77943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4144" calcext:value-type="float">
            <text:p>14144</text:p>
          </table:table-cell>
          <table:table-cell office:value-type="float" office:value="20018" calcext:value-type="float">
            <text:p>20018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734" calcext:value-type="float">
            <text:p>734</text:p>
          </table:table-cell>
          <table:table-cell office:value-type="float" office:value="819" calcext:value-type="float">
            <text:p>819</text:p>
          </table:table-cell>
          <table:table-cell office:value-type="float" office:value="1397" calcext:value-type="float">
            <text:p>1397</text:p>
          </table:table-cell>
          <table:table-cell office:value-type="float" office:value="1921" calcext:value-type="float">
            <text:p>1921</text:p>
          </table:table-cell>
          <table:table-cell office:value-type="float" office:value="2448" calcext:value-type="float">
            <text:p>2448</text:p>
          </table:table-cell>
          <table:table-cell office:value-type="float" office:value="2996" calcext:value-type="float">
            <text:p>2996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98700" calcext:value-type="float">
            <text:p>98700</text:p>
          </table:table-cell>
          <table:table-cell office:value-type="float" office:value="97611" calcext:value-type="float">
            <text:p>97611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6963" calcext:value-type="float">
            <text:p>6963</text:p>
          </table:table-cell>
          <table:table-cell office:value-type="float" office:value="11771" calcext:value-type="float">
            <text:p>11771</text:p>
          </table:table-cell>
          <table:table-cell office:value-type="float" office:value="25306" calcext:value-type="float">
            <text:p>25306</text:p>
          </table:table-cell>
          <table:table-cell office:value-type="float" office:value="39425" calcext:value-type="float">
            <text:p>39425</text:p>
          </table:table-cell>
          <table:table-cell table:number-columns-repeated="5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59881" calcext:value-type="float">
            <text:p>59881</text:p>
          </table:table-cell>
          <table:table-cell office:value-type="float" office:value="53303" calcext:value-type="float">
            <text:p>53303</text:p>
          </table:table-cell>
          <table:table-cell office:value-type="float" office:value="121416" calcext:value-type="float">
            <text:p>121416</text:p>
          </table:table-cell>
          <table:table-cell office:value-type="float" office:value="213182" calcext:value-type="float">
            <text:p>213182</text:p>
          </table:table-cell>
          <table:table-cell office:value-type="float" office:value="327520" calcext:value-type="float">
            <text:p>327520</text:p>
          </table:table-cell>
          <table:table-cell office:value-type="float" office:value="461171" calcext:value-type="float">
            <text:p>461171</text:p>
          </table:table-cell>
          <table:table-cell office:value-type="float" office:value="608341" calcext:value-type="float">
            <text:p>608341</text:p>
          </table:table-cell>
          <table:table-cell office:value-type="float" office:value="765411" calcext:value-type="float">
            <text:p>765411</text:p>
          </table:table-cell>
          <table:table-cell office:value-type="float" office:value="921850" calcext:value-type="float">
            <text:p>9218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91721" calcext:value-type="float">
            <text:p>91721</text:p>
          </table:table-cell>
          <table:table-cell office:value-type="float" office:value="112069" calcext:value-type="float">
            <text:p>112069</text:p>
          </table:table-cell>
          <table:table-cell office:value-type="float" office:value="245345" calcext:value-type="float">
            <text:p>245345</text:p>
          </table:table-cell>
          <table:table-cell office:value-type="float" office:value="393190" calcext:value-type="float">
            <text:p>393190</text:p>
          </table:table-cell>
          <table:table-cell table:number-columns-repeated="5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5" calcext:value-type="float">
            <text:p>2015</text:p>
          </table:table-cell>
          <table:table-cell office:value-type="float" office:value="2290" calcext:value-type="float">
            <text:p>2290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521" calcext:value-type="float">
            <text:p>521</text:p>
          </table:table-cell>
          <table:table-cell table:number-columns-repeated="6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5567" calcext:value-type="float">
            <text:p>25567</text:p>
          </table:table-cell>
          <table:table-cell office:value-type="float" office:value="28369" calcext:value-type="float">
            <text:p>28369</text:p>
          </table:table-cell>
          <table:table-cell office:value-type="float" office:value="62768" calcext:value-type="float">
            <text:p>62768</text:p>
          </table:table-cell>
          <table:table-cell office:value-type="float" office:value="101631" calcext:value-type="float">
            <text:p>101631</text:p>
          </table:table-cell>
          <table:table-cell office:value-type="float" office:value="151811" calcext:value-type="float">
            <text:p>151811</text:p>
          </table:table-cell>
          <table:table-cell office:value-type="float" office:value="211374" calcext:value-type="float">
            <text:p>211374</text:p>
          </table:table-cell>
          <table:table-cell office:value-type="float" office:value="285211" calcext:value-type="float">
            <text:p>285211</text:p>
          </table:table-cell>
          <table:table-cell table:number-columns-repeated="2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628" calcext:value-type="float">
            <text:p>628</text:p>
          </table:table-cell>
          <table:table-cell office:value-type="float" office:value="1633" calcext:value-type="float">
            <text:p>1633</text:p>
          </table:table-cell>
          <table:table-cell office:value-type="float" office:value="6750" calcext:value-type="float">
            <text:p>6750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6638" calcext:value-type="float">
            <text:p>36638</text:p>
          </table:table-cell>
          <table:table-cell office:value-type="float" office:value="54622" calcext:value-type="float">
            <text:p>54622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1121" calcext:value-type="float">
            <text:p>1121</text:p>
          </table:table-cell>
          <table:table-cell office:value-type="float" office:value="678" calcext:value-type="float">
            <text:p>678</text:p>
          </table:table-cell>
          <table:table-cell office:value-type="float" office:value="2219" calcext:value-type="float">
            <text:p>2219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4445" calcext:value-type="float">
            <text:p>4445</text:p>
          </table:table-cell>
          <table:table-cell office:value-type="float" office:value="5806" calcext:value-type="float">
            <text:p>5806</text:p>
          </table:table-cell>
          <table:table-cell office:value-type="float" office:value="12837" calcext:value-type="float">
            <text:p>12837</text:p>
          </table:table-cell>
          <table:table-cell office:value-type="float" office:value="20615" calcext:value-type="float">
            <text:p>20615</text:p>
          </table:table-cell>
          <table:table-cell office:value-type="float" office:value="29466" calcext:value-type="float">
            <text:p>29466</text:p>
          </table:table-cell>
          <table:table-cell office:value-type="float" office:value="39348" calcext:value-type="float">
            <text:p>39348</text:p>
          </table:table-cell>
          <table:table-cell office:value-type="float" office:value="50498" calcext:value-type="float">
            <text:p>50498</text:p>
          </table:table-cell>
          <table:table-cell office:value-type="float" office:value="63161" calcext:value-type="float">
            <text:p>63161</text:p>
          </table:table-cell>
          <table:table-cell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555" calcext:value-type="float">
            <text:p>555</text:p>
          </table:table-cell>
          <table:table-cell office:value-type="float" office:value="649" calcext:value-type="float">
            <text:p>649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1109" calcext:value-type="float">
            <text:p>11109</text:p>
          </table:table-cell>
          <table:table-cell office:value-type="float" office:value="27593" calcext:value-type="float">
            <text:p>27593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827" calcext:value-type="float">
            <text:p>1827</text:p>
          </table:table-cell>
          <table:table-cell office:value-type="float" office:value="2011" calcext:value-type="float">
            <text:p>2011</text:p>
          </table:table-cell>
          <table:table-cell office:value-type="float" office:value="3818" calcext:value-type="float">
            <text:p>3818</text:p>
          </table:table-cell>
          <table:table-cell table:number-columns-repeated="6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15785" calcext:value-type="float">
            <text:p>15785</text:p>
          </table:table-cell>
          <table:table-cell office:value-type="float" office:value="20962" calcext:value-type="float">
            <text:p>20962</text:p>
          </table:table-cell>
          <table:table-cell office:value-type="float" office:value="40526" calcext:value-type="float">
            <text:p>40526</text:p>
          </table:table-cell>
          <table:table-cell office:value-type="float" office:value="59566" calcext:value-type="float">
            <text:p>59566</text:p>
          </table:table-cell>
          <table:table-cell office:value-type="float" office:value="78544" calcext:value-type="float">
            <text:p>78544</text:p>
          </table:table-cell>
          <table:table-cell office:value-type="float" office:value="97980" calcext:value-type="float">
            <text:p>97980</text:p>
          </table:table-cell>
          <table:table-cell office:value-type="float" office:value="118349" calcext:value-type="float">
            <text:p>118349</text:p>
          </table:table-cell>
          <table:table-cell office:value-type="float" office:value="139994" calcext:value-type="float">
            <text:p>139994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288" calcext:value-type="float">
            <text:p>2288</text:p>
          </table:table-cell>
          <table:table-cell office:value-type="float" office:value="3205" calcext:value-type="float">
            <text:p>3205</text:p>
          </table:table-cell>
          <table:table-cell office:value-type="float" office:value="5466" calcext:value-type="float">
            <text:p>5466</text:p>
          </table:table-cell>
          <table:table-cell office:value-type="float" office:value="7667" calcext:value-type="float">
            <text:p>7667</text:p>
          </table:table-cell>
          <table:table-cell office:value-type="float" office:value="9995" calcext:value-type="float">
            <text:p>9995</text:p>
          </table:table-cell>
          <table:table-cell office:value-type="float" office:value="12563" calcext:value-type="float">
            <text:p>12563</text:p>
          </table:table-cell>
          <table:table-cell office:value-type="float" office:value="15236" calcext:value-type="float">
            <text:p>15236</text:p>
          </table:table-cell>
          <table:table-cell office:value-type="float" office:value="17992" calcext:value-type="float">
            <text:p>17992</text:p>
          </table:table-cell>
          <table:table-cell office:value-type="float" office:value="20769" calcext:value-type="float">
            <text:p>207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11700" calcext:value-type="float">
            <text:p>11700</text:p>
          </table:table-cell>
          <table:table-cell office:value-type="float" office:value="13209" calcext:value-type="float">
            <text:p>13209</text:p>
          </table:table-cell>
          <table:table-cell office:value-type="float" office:value="27053" calcext:value-type="float">
            <text:p>27053</text:p>
          </table:table-cell>
          <table:table-cell office:value-type="float" office:value="41308" calcext:value-type="float">
            <text:p>41308</text:p>
          </table:table-cell>
          <table:table-cell office:value-type="float" office:value="55683" calcext:value-type="float">
            <text:p>55683</text:p>
          </table:table-cell>
          <table:table-cell office:value-type="float" office:value="70039" calcext:value-type="float">
            <text:p>70039</text:p>
          </table:table-cell>
          <table:table-cell office:value-type="float" office:value="84572" calcext:value-type="float">
            <text:p>84572</text:p>
          </table:table-cell>
          <table:table-cell office:value-type="float" office:value="99230" calcext:value-type="float">
            <text:p>99230</text:p>
          </table:table-cell>
          <table:table-cell office:value-type="float" office:value="113946" calcext:value-type="float">
            <text:p>1139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1261" calcext:value-type="float">
            <text:p>1261</text:p>
          </table:table-cell>
          <table:table-cell office:value-type="float" office:value="2042" calcext:value-type="float">
            <text:p>2042</text:p>
          </table:table-cell>
          <table:table-cell office:value-type="float" office:value="2813" calcext:value-type="float">
            <text:p>2813</text:p>
          </table:table-cell>
          <table:table-cell office:value-type="float" office:value="3581" calcext:value-type="float">
            <text:p>3581</text:p>
          </table:table-cell>
          <table:table-cell office:value-type="float" office:value="4362" calcext:value-type="float">
            <text:p>4362</text:p>
          </table:table-cell>
          <table:table-cell office:value-type="float" office:value="5176" calcext:value-type="float">
            <text:p>5176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103030" calcext:value-type="float">
            <text:p>103030</text:p>
          </table:table-cell>
          <table:table-cell office:value-type="float" office:value="104718" calcext:value-type="float">
            <text:p>104718</text:p>
          </table:table-cell>
          <table:table-cell office:value-type="float" office:value="231573" calcext:value-type="float">
            <text:p>231573</text:p>
          </table:table-cell>
          <table:table-cell table:number-columns-repeated="6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1133" calcext:value-type="float">
            <text:p>1133</text:p>
          </table:table-cell>
          <table:table-cell office:value-type="float" office:value="853" calcext:value-type="float">
            <text:p>853</text:p>
          </table:table-cell>
          <table:table-cell office:value-type="float" office:value="2060" calcext:value-type="float">
            <text:p>2060</text:p>
          </table:table-cell>
          <table:table-cell office:value-type="float" office:value="3366" calcext:value-type="float">
            <text:p>3366</text:p>
          </table:table-cell>
          <table:table-cell office:value-type="float" office:value="4613" calcext:value-type="float">
            <text:p>4613</text:p>
          </table:table-cell>
          <table:table-cell office:value-type="float" office:value="5846" calcext:value-type="float">
            <text:p>5846</text:p>
          </table:table-cell>
          <table:table-cell office:value-type="float" office:value="7102" calcext:value-type="float">
            <text:p>7102</text:p>
          </table:table-cell>
          <table:table-cell office:value-type="float" office:value="8405" calcext:value-type="float">
            <text:p>8405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52510" calcext:value-type="float">
            <text:p>52510</text:p>
          </table:table-cell>
          <table:table-cell office:value-type="float" office:value="63469" calcext:value-type="float">
            <text:p>63469</text:p>
          </table:table-cell>
          <table:table-cell office:value-type="float" office:value="135145" calcext:value-type="float">
            <text:p>135145</text:p>
          </table:table-cell>
          <table:table-cell office:value-type="float" office:value="212241" calcext:value-type="float">
            <text:p>212241</text:p>
          </table:table-cell>
          <table:table-cell office:value-type="float" office:value="293663" calcext:value-type="float">
            <text:p>293663</text:p>
          </table:table-cell>
          <table:table-cell office:value-type="float" office:value="379518" calcext:value-type="float">
            <text:p>379518</text:p>
          </table:table-cell>
          <table:table-cell office:value-type="float" office:value="469890" calcext:value-type="float">
            <text:p>469890</text:p>
          </table:table-cell>
          <table:table-cell office:value-type="float" office:value="563691" calcext:value-type="float">
            <text:p>563691</text:p>
          </table:table-cell>
          <table:table-cell office:value-type="float" office:value="654266" calcext:value-type="float">
            <text:p>6542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23665" calcext:value-type="float">
            <text:p>23665</text:p>
          </table:table-cell>
          <table:table-cell office:value-type="float" office:value="24008" calcext:value-type="float">
            <text:p>24008</text:p>
          </table:table-cell>
          <table:table-cell office:value-type="float" office:value="61837" calcext:value-type="float">
            <text:p>61837</text:p>
          </table:table-cell>
          <table:table-cell office:value-type="float" office:value="105696" calcext:value-type="float">
            <text:p>105696</text:p>
          </table:table-cell>
          <table:table-cell office:value-type="float" office:value="155782" calcext:value-type="float">
            <text:p>155782</text:p>
          </table:table-cell>
          <table:table-cell table:number-columns-repeated="4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914811" calcext:value-type="float">
            <text:p>914811</text:p>
          </table:table-cell>
          <table:table-cell office:value-type="float" office:value="868424" calcext:value-type="float">
            <text:p>868424</text:p>
          </table:table-cell>
          <table:table-cell office:value-type="float" office:value="1969482" calcext:value-type="float">
            <text:p>1969482</text:p>
          </table:table-cell>
          <table:table-cell office:value-type="float" office:value="3345062" calcext:value-type="float">
            <text:p>3345062</text:p>
          </table:table-cell>
          <table:table-cell office:value-type="float" office:value="4948630" calcext:value-type="float">
            <text:p>4948630</text:p>
          </table:table-cell>
          <table:table-cell office:value-type="float" office:value="6715537" calcext:value-type="float">
            <text:p>6715537</text:p>
          </table:table-cell>
          <table:table-cell office:value-type="float" office:value="8587099" calcext:value-type="float">
            <text:p>8587099</text:p>
          </table:table-cell>
          <table:table-cell office:value-type="float" office:value="10514202" calcext:value-type="float">
            <text:p>10514202</text:p>
          </table:table-cell>
          <table:table-cell office:value-type="float" office:value="12488668" calcext:value-type="float">
            <text:p>124886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46776" calcext:value-type="float">
            <text:p>146776</text:p>
          </table:table-cell>
          <table:table-cell office:value-type="float" office:value="149847" calcext:value-type="float">
            <text:p>149847</text:p>
          </table:table-cell>
          <table:table-cell office:value-type="float" office:value="316960" calcext:value-type="float">
            <text:p>316960</text:p>
          </table:table-cell>
          <table:table-cell office:value-type="float" office:value="495452" calcext:value-type="float">
            <text:p>495452</text:p>
          </table:table-cell>
          <table:table-cell office:value-type="float" office:value="689223" calcext:value-type="float">
            <text:p>689223</text:p>
          </table:table-cell>
          <table:table-cell office:value-type="float" office:value="916727" calcext:value-type="float">
            <text:p>916727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37535" calcext:value-type="float">
            <text:p>237535</text:p>
          </table:table-cell>
          <table:table-cell office:value-type="float" office:value="227142" calcext:value-type="float">
            <text:p>227142</text:p>
          </table:table-cell>
          <table:table-cell office:value-type="float" office:value="532403" calcext:value-type="float">
            <text:p>532403</text:p>
          </table:table-cell>
          <table:table-cell office:value-type="float" office:value="905218" calcext:value-type="float">
            <text:p>905218</text:p>
          </table:table-cell>
          <table:table-cell office:value-type="float" office:value="1323522" calcext:value-type="float">
            <text:p>1323522</text:p>
          </table:table-cell>
          <table:table-cell office:value-type="float" office:value="1778184" calcext:value-type="float">
            <text:p>1778184</text:p>
          </table:table-cell>
          <table:table-cell office:value-type="float" office:value="2254762" calcext:value-type="float">
            <text:p>2254762</text:p>
          </table:table-cell>
          <table:table-cell office:value-type="float" office:value="2732966" calcext:value-type="float">
            <text:p>2732966</text:p>
          </table:table-cell>
          <table:table-cell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7346" calcext:value-type="float">
            <text:p>207346</text:p>
          </table:table-cell>
          <table:table-cell office:value-type="float" office:value="221167" calcext:value-type="float">
            <text:p>221167</text:p>
          </table:table-cell>
          <table:table-cell office:value-type="float" office:value="483993" calcext:value-type="float">
            <text:p>483993</text:p>
          </table:table-cell>
          <table:table-cell office:value-type="float" office:value="765066" calcext:value-type="float">
            <text:p>765066</text:p>
          </table:table-cell>
          <table:table-cell office:value-type="float" office:value="1064812" calcext:value-type="float">
            <text:p>1064812</text:p>
          </table:table-cell>
          <table:table-cell office:value-type="float" office:value="1387575" calcext:value-type="float">
            <text:p>1387575</text:p>
          </table:table-cell>
          <table:table-cell office:value-type="float" office:value="1738967" calcext:value-type="float">
            <text:p>1738967</text:p>
          </table:table-cell>
          <table:table-cell table:number-columns-repeated="2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63247" calcext:value-type="float">
            <text:p>63247</text:p>
          </table:table-cell>
          <table:table-cell office:value-type="float" office:value="70801" calcext:value-type="float">
            <text:p>70801</text:p>
          </table:table-cell>
          <table:table-cell office:value-type="float" office:value="134786" calcext:value-type="float">
            <text:p>134786</text:p>
          </table:table-cell>
          <table:table-cell office:value-type="float" office:value="197720" calcext:value-type="float">
            <text:p>197720</text:p>
          </table:table-cell>
          <table:table-cell office:value-type="float" office:value="261795" calcext:value-type="float">
            <text:p>261795</text:p>
          </table:table-cell>
          <table:table-cell office:value-type="float" office:value="328602" calcext:value-type="float">
            <text:p>328602</text:p>
          </table:table-cell>
          <table:table-cell office:value-type="float" office:value="397702" calcext:value-type="float">
            <text:p>397702</text:p>
          </table:table-cell>
          <table:table-cell office:value-type="float" office:value="468726" calcext:value-type="float">
            <text:p>468726</text:p>
          </table:table-cell>
          <table:table-cell office:value-type="float" office:value="541255" calcext:value-type="float">
            <text:p>5412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71381" calcext:value-type="float">
            <text:p>71381</text:p>
          </table:table-cell>
          <table:table-cell office:value-type="float" office:value="65203" calcext:value-type="float">
            <text:p>65203</text:p>
          </table:table-cell>
          <table:table-cell office:value-type="float" office:value="142393" calcext:value-type="float">
            <text:p>142393</text:p>
          </table:table-cell>
          <table:table-cell office:value-type="float" office:value="221418" calcext:value-type="float">
            <text:p>221418</text:p>
          </table:table-cell>
          <table:table-cell office:value-type="float" office:value="301873" calcext:value-type="float">
            <text:p>301873</text:p>
          </table:table-cell>
          <table:table-cell office:value-type="float" office:value="385033" calcext:value-type="float">
            <text:p>385033</text:p>
          </table:table-cell>
          <table:table-cell office:value-type="float" office:value="473493" calcext:value-type="float">
            <text:p>473493</text:p>
          </table:table-cell>
          <table:table-cell office:value-type="float" office:value="569601" calcext:value-type="float">
            <text:p>569601</text:p>
          </table:table-cell>
          <table:table-cell office:value-type="float" office:value="675954" calcext:value-type="float">
            <text:p>6759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44" calcext:value-type="float">
            <text:p>34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7206" calcext:value-type="float">
            <text:p>7206</text:p>
          </table:table-cell>
          <table:table-cell office:value-type="float" office:value="6832" calcext:value-type="float">
            <text:p>6832</text:p>
          </table:table-cell>
          <table:table-cell office:value-type="float" office:value="15878" calcext:value-type="float">
            <text:p>15878</text:p>
          </table:table-cell>
          <table:table-cell office:value-type="float" office:value="26624" calcext:value-type="float">
            <text:p>26624</text:p>
          </table:table-cell>
          <table:table-cell office:value-type="float" office:value="38588" calcext:value-type="float">
            <text:p>38588</text:p>
          </table:table-cell>
          <table:table-cell office:value-type="float" office:value="51368" calcext:value-type="float">
            <text:p>51368</text:p>
          </table:table-cell>
          <table:table-cell office:value-type="float" office:value="65048" calcext:value-type="float">
            <text:p>65048</text:p>
          </table:table-cell>
          <table:table-cell office:value-type="float" office:value="80639" calcext:value-type="float">
            <text:p>80639</text:p>
          </table:table-cell>
          <table:table-cell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45144" calcext:value-type="float">
            <text:p>45144</text:p>
          </table:table-cell>
          <table:table-cell office:value-type="float" office:value="44233" calcext:value-type="float">
            <text:p>44233</text:p>
          </table:table-cell>
          <table:table-cell office:value-type="float" office:value="95446" calcext:value-type="float">
            <text:p>95446</text:p>
          </table:table-cell>
          <table:table-cell office:value-type="float" office:value="150754" calcext:value-type="float">
            <text:p>150754</text:p>
          </table:table-cell>
          <table:table-cell office:value-type="float" office:value="209254" calcext:value-type="float">
            <text:p>209254</text:p>
          </table:table-cell>
          <table:table-cell office:value-type="float" office:value="270576" calcext:value-type="float">
            <text:p>270576</text:p>
          </table:table-cell>
          <table:table-cell office:value-type="float" office:value="334488" calcext:value-type="float">
            <text:p>334488</text:p>
          </table:table-cell>
          <table:table-cell office:value-type="float" office:value="401160" calcext:value-type="float">
            <text:p>401160</text:p>
          </table:table-cell>
          <table:table-cell office:value-type="float" office:value="471790" calcext:value-type="float">
            <text:p>47179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953" calcext:value-type="float">
            <text:p>953</text:p>
          </table:table-cell>
          <table:table-cell office:value-type="float" office:value="1250" calcext:value-type="float">
            <text:p>1250</text:p>
          </table:table-cell>
          <table:table-cell office:value-type="float" office:value="2581" calcext:value-type="float">
            <text:p>2581</text:p>
          </table:table-cell>
          <table:table-cell office:value-type="float" office:value="3925" calcext:value-type="float">
            <text:p>3925</text:p>
          </table:table-cell>
          <table:table-cell table:number-columns-repeated="5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86024" calcext:value-type="float">
            <text:p>86024</text:p>
          </table:table-cell>
          <table:table-cell office:value-type="float" office:value="91774" calcext:value-type="float">
            <text:p>91774</text:p>
          </table:table-cell>
          <table:table-cell office:value-type="float" office:value="196069" calcext:value-type="float">
            <text:p>196069</text:p>
          </table:table-cell>
          <table:table-cell office:value-type="float" office:value="309686" calcext:value-type="float">
            <text:p>309686</text:p>
          </table:table-cell>
          <table:table-cell office:value-type="float" office:value="432798" calcext:value-type="float">
            <text:p>432798</text:p>
          </table:table-cell>
          <table:table-cell office:value-type="float" office:value="572372" calcext:value-type="float">
            <text:p>572372</text:p>
          </table:table-cell>
          <table:table-cell table:number-columns-repeated="3" office:value-type="float" office:value="668067" calcext:value-type="float">
            <text:p>668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60" meta:object-count="0"/>
    <meta:generator>LibreOffice/7.0.4.2$Linux_X86_64 LibreOffice_project/00$Build-2</meta:generator>
  </office:meta>
</office:document-meta>
</file>